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T1" style:family="text">
      <style:text-properties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>
            <text:p>Please input system parameters: </text:p>
          </table:table-cell>
          <table:table-cell table:number-columns-repeated="20"/>
        </table:table-row>
        <table:table-row table:style-name="ro1">
          <table:table-cell office:value-type="string">
            <text:p>Memory size (KB): </text:p>
          </table:table-cell>
          <table:table-cell table:number-columns-repeated="5"/>
          <table:table-cell table:number-columns-repeated="12" office:value-type="float" office:value="2048">
            <text:p>2048</text:p>
          </table:table-cell>
          <table:table-cell office:value-type="float" office:value="400">
            <text:p>400</text:p>
          </table:table-cell>
          <table:table-cell office:value-type="float" office:value="16000">
            <text:p>16000</text:p>
          </table:table-cell>
          <table:table-cell office:value-type="float" office:value="160000">
            <text:p>160000</text:p>
          </table:table-cell>
        </table:table-row>
        <table:table-row table:style-name="ro1">
          <table:table-cell table:style-name="ce2" office:value-type="string">
            <text:p><text:span text:style-name="T1">Maximum uninterrupted cpu time for a process (ms):</text:span></text:p>
          </table:table-cell>
          <table:table-cell table:number-columns-repeated="5"/>
          <table:table-cell table:number-columns-repeated="2" office:value-type="float" office:value="500">
            <text:p>500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3" office:value-type="float" office:value="500">
            <text:p>500</text:p>
          </table:table-cell>
        </table:table-row>
        <table:table-row table:style-name="ro1">
          <table:table-cell table:style-name="ce2" office:value-type="string">
            <text:p>Average I/O operation time (ms):</text:p>
          </table:table-cell>
          <table:table-cell table:number-columns-repeated="5"/>
          <table:table-cell office:value-type="float" office:value="2250">
            <text:p>2250</text:p>
          </table:table-cell>
          <table:table-cell table:number-columns-repeated="13" office:value-type="float" office:value="225">
            <text:p>225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table:style-name="ce2" office:value-type="string">
            <text:p>Simulation length (ms):</text:p>
          </table:table-cell>
          <table:table-cell table:number-columns-repeated="5"/>
          <table:table-cell table:number-columns-repeated="15" office:value-type="float" office:value="250000">
            <text:p>250000</text:p>
          </table:table-cell>
        </table:table-row>
        <table:table-row table:style-name="ro1">
          <table:table-cell table:style-name="ce2" office:value-type="string">
            <text:p>Average time between process arrivals (ms):</text:p>
          </table:table-cell>
          <table:table-cell table:number-columns-repeated="5"/>
          <table:table-cell table:number-columns-repeated="7"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float" office:value="5000">
            <text:p>5000</text:p>
          </table:table-cell>
          <table:table-cell table:number-columns-repeated="3" office:value-type="float" office:value="500">
            <text:p>500</text:p>
          </table:table-cell>
          <table:table-cell table:number-columns-repeated="3" office:value-type="float" office:value="5000">
            <text:p>5000</text:p>
          </table:table-cell>
        </table:table-row>
        <table:table-row table:style-name="ro1">
          <table:table-cell office:value-type="string">
            <text:p>Simulating.....done.</text:p>
          </table:table-cell>
          <table:table-cell table:number-columns-repeated="20"/>
        </table:table-row>
        <table:table-row table:style-name="ro1">
          <table:table-cell table:style-name="ce3"/>
          <table:table-cell table:number-columns-repeated="20"/>
        </table:table-row>
        <table:table-row table:style-name="ro1">
          <table:table-cell office:value-type="string">
            <text:p>Simulation statistics:</text:p>
          </table:table-cell>
          <table:table-cell table:number-columns-repeated="20"/>
        </table:table-row>
        <table:table-row table:style-name="ro1">
          <table:table-cell table:style-name="ce3"/>
          <table:table-cell table:number-columns-repeated="20"/>
        </table:table-row>
        <table:table-row table:style-name="ro1">
          <table:table-cell office:value-type="string">
            <text:p>Number of completed processes: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umber of created processes:</text:p>
          </table:table-cell>
          <table:table-cell table:number-columns-repeated="5"/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934">
            <text:p>4934</text:p>
          </table:table-cell>
          <table:table-cell office:value-type="float" office:value="51">
            <text:p>51</text:p>
          </table:table-cell>
          <table:table-cell office:value-type="float" office:value="485">
            <text:p>485</text:p>
          </table:table-cell>
          <table:table-cell office:value-type="float" office:value="482">
            <text:p>482</text:p>
          </table:table-cell>
          <table:table-cell office:value-type="float" office:value="507">
            <text:p>507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Number of (forced) process switches:</text:p>
          </table:table-cell>
          <table:table-cell table:number-columns-repeated="5"/>
          <table:table-cell office:value-type="float" office:value="92">
            <text:p>92</text:p>
          </table:table-cell>
          <table:table-cell office:value-type="float" office:value="343">
            <text:p>343</text:p>
          </table:table-cell>
          <table:table-cell office:value-type="float" office:value="6">
            <text:p>6</text:p>
          </table:table-cell>
          <table:table-cell office:value-type="float" office:value="2253">
            <text:p>2253</text:p>
          </table:table-cell>
          <table:table-cell office:value-type="float" office:value="12200">
            <text:p>12200</text:p>
          </table:table-cell>
          <table:table-cell office:value-type="float" office:value="1312">
            <text:p>1312</text:p>
          </table:table-cell>
          <table:table-cell office:value-type="float" office:value="109694">
            <text:p>109694</text:p>
          </table:table-cell>
          <table:table-cell office:value-type="float" office:value="124360">
            <text:p>124360</text:p>
          </table:table-cell>
          <table:table-cell table:number-columns-repeated="2" office:value-type="float" office:value="0">
            <text:p>0</text:p>
          </table:table-cell>
          <table:table-cell office:value-type="float" office:value="248965">
            <text:p>248965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Number of processed I/O operations:</text:p>
          </table:table-cell>
          <table:table-cell table:number-columns-repeated="5"/>
          <table:table-cell office:value-type="float" office:value="117">
            <text:p>117</text:p>
          </table:table-cell>
          <table:table-cell office:value-type="float" office:value="329">
            <text:p>329</text:p>
          </table:table-cell>
          <table:table-cell office:value-type="float" office:value="382">
            <text:p>382</text:p>
          </table:table-cell>
          <table:table-cell office:value-type="float" office:value="407">
            <text:p>407</text:p>
          </table:table-cell>
          <table:table-cell office:value-type="float" office:value="387">
            <text:p>387</text:p>
          </table:table-cell>
          <table:table-cell office:value-type="float" office:value="413">
            <text:p>413</text:p>
          </table:table-cell>
          <table:table-cell office:value-type="float" office:value="421">
            <text:p>421</text:p>
          </table:table-cell>
          <table:table-cell office:value-type="float" office:value="434">
            <text:p>434</text:p>
          </table:table-cell>
          <table:table-cell office:value-type="float" office:value="388">
            <text:p>388</text:p>
          </table:table-cell>
          <table:table-cell office:value-type="float" office:value="460">
            <text:p>460</text:p>
          </table:table-cell>
          <table:table-cell office:value-type="float" office:value="378">
            <text:p>378</text:p>
          </table:table-cell>
          <table:table-cell office:value-type="float" office:value="456">
            <text:p>456</text:p>
          </table:table-cell>
          <table:table-cell office:value-type="float" office:value="409">
            <text:p>409</text:p>
          </table:table-cell>
          <table:table-cell office:value-type="float" office:value="430">
            <text:p>43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Average throughput (processes per second):</text:p>
          </table:table-cell>
          <table:table-cell table:number-columns-repeated="5"/>
          <table:table-cell office:value-type="float" office:value="0.048">
            <text:p>0,048</text:p>
          </table:table-cell>
          <table:table-cell office:value-type="float" office:value="0.144">
            <text:p>0,144</text:p>
          </table:table-cell>
          <table:table-cell office:value-type="float" office:value="0.176">
            <text:p>0,176</text:p>
          </table:table-cell>
          <table:table-cell office:value-type="float" office:value="0.18">
            <text:p>0,18</text:p>
          </table:table-cell>
          <table:table-cell office:value-type="float" office:value="0.168">
            <text:p>0,168</text:p>
          </table:table-cell>
          <table:table-cell office:value-type="float" office:value="0.176">
            <text:p>0,176</text:p>
          </table:table-cell>
          <table:table-cell office:value-type="float" office:value="0.192">
            <text:p>0,192</text:p>
          </table:table-cell>
          <table:table-cell office:value-type="float" office:value="0.188">
            <text:p>0,188</text:p>
          </table:table-cell>
          <table:table-cell office:value-type="float" office:value="0.176">
            <text:p>0,176</text:p>
          </table:table-cell>
          <table:table-cell office:value-type="float" office:value="0.208">
            <text:p>0,208</text:p>
          </table:table-cell>
          <table:table-cell office:value-type="float" office:value="0.172">
            <text:p>0,172</text:p>
          </table:table-cell>
          <table:table-cell office:value-type="float" office:value="0.208">
            <text:p>0,208</text:p>
          </table:table-cell>
          <table:table-cell office:value-type="float" office:value="0.18">
            <text:p>0,18</text:p>
          </table:table-cell>
          <table:table-cell office:value-type="float" office:value="0.192">
            <text:p>0,192</text:p>
          </table:table-cell>
          <table:table-cell office:value-type="float" office:value="0.032">
            <text:p>0,032</text:p>
          </table:table-cell>
        </table:table-row>
        <table:table-row table:style-name="ro1">
          <table:table-cell table:style-name="ce3"/>
          <table:table-cell table:number-columns-repeated="20"/>
        </table:table-row>
        <table:table-row table:style-name="ro1">
          <table:table-cell office:value-type="string">
            <text:p>Total CPU time spent processing:</text:p>
          </table:table-cell>
          <table:table-cell table:number-columns-repeated="5"/>
          <table:table-cell office:value-type="float" office:value="73711">
            <text:p>73711</text:p>
          </table:table-cell>
          <table:table-cell office:value-type="float" office:value="248414">
            <text:p>248414</text:p>
          </table:table-cell>
          <table:table-cell office:value-type="float" office:value="212698">
            <text:p>212698</text:p>
          </table:table-cell>
          <table:table-cell office:value-type="float" office:value="245143">
            <text:p>245143</text:p>
          </table:table-cell>
          <table:table-cell office:value-type="float" office:value="248247">
            <text:p>248247</text:p>
          </table:table-cell>
          <table:table-cell office:value-type="float" office:value="225501">
            <text:p>225501</text:p>
          </table:table-cell>
          <table:table-cell office:value-type="float" office:value="219997">
            <text:p>219997</text:p>
          </table:table-cell>
          <table:table-cell office:value-type="float" office:value="249347">
            <text:p>249347</text:p>
          </table:table-cell>
          <table:table-cell office:value-type="float" office:value="216287">
            <text:p>216287</text:p>
          </table:table-cell>
          <table:table-cell office:value-type="float" office:value="249640">
            <text:p>249640</text:p>
          </table:table-cell>
          <table:table-cell office:value-type="float" office:value="248965">
            <text:p>248965</text:p>
          </table:table-cell>
          <table:table-cell office:value-type="float" office:value="249205">
            <text:p>249205</text:p>
          </table:table-cell>
          <table:table-cell office:value-type="float" office:value="236846">
            <text:p>236846</text:p>
          </table:table-cell>
          <table:table-cell office:value-type="float" office:value="245038">
            <text:p>245038</text:p>
          </table:table-cell>
          <table:table-cell office:value-type="float" office:value="68961">
            <text:p>68961</text:p>
          </table:table-cell>
        </table:table-row>
        <table:table-row table:style-name="ro1">
          <table:table-cell office:value-type="string">
            <text:p>Fraction of CPU time spent processing:</text:p>
          </table:table-cell>
          <table:table-cell table:number-columns-repeated="5"/>
          <table:table-cell table:style-name="ce4" office:value-type="percentage" office:value="0.294844">
            <text:p>29,48%</text:p>
          </table:table-cell>
          <table:table-cell table:style-name="ce4" office:value-type="percentage" office:value="0.99365601">
            <text:p>99,37%</text:p>
          </table:table-cell>
          <table:table-cell table:style-name="ce4" office:value-type="percentage" office:value="0.85079201">
            <text:p>85,08%</text:p>
          </table:table-cell>
          <table:table-cell office:value-type="float" office:value="98.057198">
            <text:p>98,057198</text:p>
          </table:table-cell>
          <table:table-cell table:style-name="ce4" office:value-type="percentage" office:value="0.99298798">
            <text:p>99,30%</text:p>
          </table:table-cell>
          <table:table-cell table:style-name="ce4" office:value-type="percentage" office:value="0.90200401">
            <text:p>90,20%</text:p>
          </table:table-cell>
          <table:table-cell office:value-type="string">
            <text:p>%87,998802</text:p>
          </table:table-cell>
          <table:table-cell table:style-name="ce4" office:value-type="percentage" office:value="0.997388">
            <text:p>99,74%</text:p>
          </table:table-cell>
          <table:table-cell table:style-name="ce4" office:value-type="percentage" office:value="0.86514801">
            <text:p>86,51%</text:p>
          </table:table-cell>
          <table:table-cell table:style-name="ce4" office:value-type="percentage" office:value="0.99856003">
            <text:p>99,86%</text:p>
          </table:table-cell>
          <table:table-cell table:style-name="ce4" office:value-type="percentage" office:value="0.99585999">
            <text:p>99,59%</text:p>
          </table:table-cell>
          <table:table-cell table:style-name="ce4" office:value-type="percentage" office:value="0.99681999">
            <text:p>99,68%</text:p>
          </table:table-cell>
          <table:table-cell table:style-name="ce4" office:value-type="percentage" office:value="0.94738403">
            <text:p>94,74%</text:p>
          </table:table-cell>
          <table:table-cell table:style-name="ce4" office:value-type="percentage" office:value="0.98015198">
            <text:p>98,02%</text:p>
          </table:table-cell>
          <table:table-cell table:style-name="ce4" office:value-type="percentage" office:value="0.275844">
            <text:p>27,58%</text:p>
          </table:table-cell>
        </table:table-row>
        <table:table-row table:style-name="ro1">
          <table:table-cell office:value-type="string">
            <text:p>Total CPU time spent waiting:</text:p>
          </table:table-cell>
          <table:table-cell table:number-columns-repeated="5"/>
          <table:table-cell office:value-type="float" office:value="176289">
            <text:p>176289</text:p>
          </table:table-cell>
          <table:table-cell office:value-type="float" office:value="1586">
            <text:p>1586</text:p>
          </table:table-cell>
          <table:table-cell office:value-type="float" office:value="37302">
            <text:p>37302</text:p>
          </table:table-cell>
          <table:table-cell office:value-type="float" office:value="4857">
            <text:p>4857</text:p>
          </table:table-cell>
          <table:table-cell office:value-type="float" office:value="1753">
            <text:p>1753</text:p>
          </table:table-cell>
          <table:table-cell office:value-type="float" office:value="24499">
            <text:p>24499</text:p>
          </table:table-cell>
          <table:table-cell office:value-type="float" office:value="30003">
            <text:p>30003</text:p>
          </table:table-cell>
          <table:table-cell office:value-type="float" office:value="653">
            <text:p>653</text:p>
          </table:table-cell>
          <table:table-cell office:value-type="float" office:value="33713">
            <text:p>33713</text:p>
          </table:table-cell>
          <table:table-cell office:value-type="float" office:value="360">
            <text:p>360</text:p>
          </table:table-cell>
          <table:table-cell office:value-type="float" office:value="1035">
            <text:p>1035</text:p>
          </table:table-cell>
          <table:table-cell office:value-type="float" office:value="795">
            <text:p>795</text:p>
          </table:table-cell>
          <table:table-cell office:value-type="float" office:value="13154">
            <text:p>13154</text:p>
          </table:table-cell>
          <table:table-cell office:value-type="float" office:value="4962">
            <text:p>4962</text:p>
          </table:table-cell>
          <table:table-cell office:value-type="float" office:value="181039">
            <text:p>181039</text:p>
          </table:table-cell>
        </table:table-row>
        <table:table-row table:style-name="ro1">
          <table:table-cell office:value-type="string">
            <text:p>Fraction of CPU time spent waiting:</text:p>
          </table:table-cell>
          <table:table-cell table:number-columns-repeated="5"/>
          <table:table-cell table:style-name="ce4" office:value-type="percentage" office:value="0.70515602">
            <text:p>70,52%</text:p>
          </table:table-cell>
          <table:table-cell table:style-name="ce4" office:value-type="percentage" office:value="0.006344">
            <text:p>0,63%</text:p>
          </table:table-cell>
          <table:table-cell table:style-name="ce4" office:value-type="percentage" office:value="0.149208">
            <text:p>14,92%</text:p>
          </table:table-cell>
          <table:table-cell table:style-name="ce4" office:value-type="percentage" office:value="0.019428">
            <text:p>1,94%</text:p>
          </table:table-cell>
          <table:table-cell table:style-name="ce4" office:value-type="percentage" office:value="0.007012">
            <text:p>0,70%</text:p>
          </table:table-cell>
          <table:table-cell office:value-type="float" office:value="9.7996">
            <text:p>9,7996</text:p>
          </table:table-cell>
          <table:table-cell table:style-name="ce4" office:value-type="percentage" office:value="0.120012">
            <text:p>12,00%</text:p>
          </table:table-cell>
          <table:table-cell table:style-name="ce4" office:value-type="percentage" office:value="0.002612">
            <text:p>0,26%</text:p>
          </table:table-cell>
          <table:table-cell table:style-name="ce4" office:value-type="percentage" office:value="0.134852">
            <text:p>13,49%</text:p>
          </table:table-cell>
          <table:table-cell table:style-name="ce4" office:value-type="percentage" office:value="0.00144">
            <text:p>0,14%</text:p>
          </table:table-cell>
          <table:table-cell table:style-name="ce4" office:value-type="percentage" office:value="0.00414">
            <text:p>0,41%</text:p>
          </table:table-cell>
          <table:table-cell table:style-name="ce4" office:value-type="percentage" office:value="0.00318">
            <text:p>0,32%</text:p>
          </table:table-cell>
          <table:table-cell table:style-name="ce4" office:value-type="percentage" office:value="0.052616">
            <text:p>5,26%</text:p>
          </table:table-cell>
          <table:table-cell table:style-name="ce4" office:value-type="percentage" office:value="0.019848">
            <text:p>1,98%</text:p>
          </table:table-cell>
          <table:table-cell table:style-name="ce4" office:value-type="percentage" office:value="0.72415604">
            <text:p>72,42%</text:p>
          </table:table-cell>
        </table:table-row>
        <table:table-row table:style-name="ro1">
          <table:table-cell table:style-name="ce3"/>
          <table:table-cell table:number-columns-repeated="20"/>
        </table:table-row>
        <table:table-row table:style-name="ro1">
          <table:table-cell office:value-type="string">
            <text:p>Largest occuring memory queue length:</text:p>
          </table:table-cell>
          <table:table-cell table:number-columns-repeated="5"/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880">
            <text:p>4880</text:p>
          </table:table-cell>
          <table:table-cell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434">
            <text:p>434</text:p>
          </table:table-cell>
          <table:table-cell office:value-type="float" office:value="449">
            <text:p>44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verage memory queue length:</text:p>
          </table:table-cell>
          <table:table-cell table:number-columns-repeated="5"/>
          <table:table-cell office:value-type="float" office:value="20.18286">
            <text:p>20,18286</text:p>
          </table:table-cell>
          <table:table-cell office:value-type="float" office:value="8.611848">
            <text:p>8,611848</text:p>
          </table:table-cell>
          <table:table-cell office:value-type="float" office:value="0.031092">
            <text:p>0,031092</text:p>
          </table:table-cell>
          <table:table-cell office:value-type="float" office:value="0.224544">
            <text:p>0,224544</text:p>
          </table:table-cell>
          <table:table-cell office:value-type="float" office:value="2.26968">
            <text:p>2,26968</text:p>
          </table:table-cell>
          <table:table-cell office:value-type="float" office:value="1.254956">
            <text:p>1,254956</text:p>
          </table:table-cell>
          <table:table-cell office:value-type="float" office:value="1.189636">
            <text:p>1,189636</text:p>
          </table:table-cell>
          <table:table-cell office:value-type="float" office:value="2439.4146">
            <text:p>2439,4146</text:p>
          </table:table-cell>
          <table:table-cell office:value-type="float" office:value="0.202728">
            <text:p>0,202728</text:p>
          </table:table-cell>
          <table:table-cell office:value-type="float" office:value="210.88147">
            <text:p>210,88147</text:p>
          </table:table-cell>
          <table:table-cell office:value-type="float" office:value="217.89854">
            <text:p>217,89854</text:p>
          </table:table-cell>
          <table:table-cell office:value-type="float" office:value="221.15341">
            <text:p>221,15341</text:p>
          </table:table-cell>
          <table:table-cell office:value-type="float" office:value="3.67862">
            <text:p>3,67862</text:p>
          </table:table-cell>
          <table:table-cell office:value-type="float" office:value="0.660612">
            <text:p>0,660612</text:p>
          </table:table-cell>
          <table:table-cell office:value-type="float" office:value="15.224868">
            <text:p>15,224868</text:p>
          </table:table-cell>
        </table:table-row>
        <table:table-row table:style-name="ro1">
          <table:table-cell office:value-type="string">
            <text:p>Largest occuring cpu queue length: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verage CPU queue length:</text:p>
          </table:table-cell>
          <table:table-cell table:number-columns-repeated="5"/>
          <table:table-cell office:value-type="float" office:value="0.0084">
            <text:p>0,0084</text:p>
          </table:table-cell>
          <table:table-cell office:value-type="float" office:value="4.355872">
            <text:p>4,355872</text:p>
          </table:table-cell>
          <table:table-cell office:value-type="float" office:value="1.522312">
            <text:p>1,522312</text:p>
          </table:table-cell>
          <table:table-cell office:value-type="float" office:value="2.803912">
            <text:p>2,803912</text:p>
          </table:table-cell>
          <table:table-cell office:value-type="float" office:value="2.922356">
            <text:p>2,922356</text:p>
          </table:table-cell>
          <table:table-cell office:value-type="float" office:value="2.240532">
            <text:p>2,240532</text:p>
          </table:table-cell>
          <table:table-cell office:value-type="float" office:value="2.323108">
            <text:p>2,323108</text:p>
          </table:table-cell>
          <table:table-cell office:value-type="float" office:value="4.496292">
            <text:p>4,496292</text:p>
          </table:table-cell>
          <table:table-cell office:value-type="float" office:value="1.41514">
            <text:p>1,41514</text:p>
          </table:table-cell>
          <table:table-cell office:value-type="float" office:value="4.331968">
            <text:p>4,331968</text:p>
          </table:table-cell>
          <table:table-cell office:value-type="float" office:value="4.559172">
            <text:p>4,559172</text:p>
          </table:table-cell>
          <table:table-cell office:value-type="float" office:value="5.02002">
            <text:p>5,02002</text:p>
          </table:table-cell>
          <table:table-cell office:value-type="float" office:value="1.852056">
            <text:p>1,852056</text:p>
          </table:table-cell>
          <table:table-cell office:value-type="float" office:value="2.884948">
            <text:p>2,884948</text:p>
          </table:table-cell>
          <table:table-cell office:value-type="float" office:value="0.011356">
            <text:p>0,011356</text:p>
          </table:table-cell>
        </table:table-row>
        <table:table-row table:style-name="ro1">
          <table:table-cell office:value-type="string">
            <text:p>Largest occuring I/O queue length: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verage I/O queue length:</text:p>
          </table:table-cell>
          <table:table-cell table:number-columns-repeated="5"/>
          <table:table-cell office:value-type="float" office:value="4.156968">
            <text:p>4,156968</text:p>
          </table:table-cell>
          <table:table-cell office:value-type="float" office:value="0.09324">
            <text:p>0,09324</text:p>
          </table:table-cell>
          <table:table-cell office:value-type="float" office:value="0.081684">
            <text:p>0,081684</text:p>
          </table:table-cell>
          <table:table-cell office:value-type="float" office:value="0.124856">
            <text:p>0,124856</text:p>
          </table:table-cell>
          <table:table-cell office:value-type="float" office:value="0.101888">
            <text:p>0,101888</text:p>
          </table:table-cell>
          <table:table-cell office:value-type="float" office:value="0.119376">
            <text:p>0,119376</text:p>
          </table:table-cell>
          <table:table-cell office:value-type="float" office:value="0.111496">
            <text:p>0,111496</text:p>
          </table:table-cell>
          <table:table-cell office:value-type="float" office:value="0.143704">
            <text:p>0,143704</text:p>
          </table:table-cell>
          <table:table-cell office:value-type="float" office:value="0.114188">
            <text:p>0,114188</text:p>
          </table:table-cell>
          <table:table-cell office:value-type="float" office:value="0.294136">
            <text:p>0,294136</text:p>
          </table:table-cell>
          <table:table-cell office:value-type="float" office:value="0.098132">
            <text:p>0,098132</text:p>
          </table:table-cell>
          <table:table-cell office:value-type="float" office:value="0.21634">
            <text:p>0,21634</text:p>
          </table:table-cell>
          <table:table-cell office:value-type="float" office:value="0.163244">
            <text:p>0,163244</text:p>
          </table:table-cell>
          <table:table-cell office:value-type="float" office:value="0.142912">
            <text:p>0,142912</text:p>
          </table:table-cell>
          <table:table-cell office:value-type="float" office:value="5.561596">
            <text:p>5,561596</text:p>
          </table:table-cell>
        </table:table-row>
        <table:table-row table:style-name="ro1">
          <table:table-cell office:value-type="string">
            <text:p>Average # of times a process has been placed in memory queue:</text:p>
          </table:table-cell>
          <table:table-cell table:number-columns-repeated="5"/>
          <table:table-cell table:number-columns-repeated="15" office:value-type="float" office:value="1">
            <text:p>1</text:p>
          </table:table-cell>
        </table:table-row>
        <table:table-row table:style-name="ro1">
          <table:table-cell office:value-type="string">
            <text:p>Average # of times a process has been placed in cpu queue:</text:p>
          </table:table-cell>
          <table:table-cell table:number-columns-repeated="5"/>
          <table:table-cell office:value-type="float" office:value="2.375">
            <text:p>2,375</text:p>
          </table:table-cell>
          <table:table-cell office:value-type="float" office:value="6.3965516">
            <text:p>6,3965516</text:p>
          </table:table-cell>
          <table:table-cell office:value-type="float" office:value="8.62">
            <text:p>8,62</text:p>
          </table:table-cell>
          <table:table-cell office:value-type="float" office:value="8.960784">
            <text:p>8,960784</text:p>
          </table:table-cell>
          <table:table-cell office:value-type="float" office:value="8.037037">
            <text:p>8,037037</text:p>
          </table:table-cell>
          <table:table-cell office:value-type="float" office:value="9.019608">
            <text:p>9,019608</text:p>
          </table:table-cell>
          <table:table-cell office:value-type="float" office:value="8.446428">
            <text:p>8,446428</text:p>
          </table:table-cell>
          <table:table-cell office:value-type="float" office:value="0.098905556">
            <text:p>0,098905556</text:p>
          </table:table-cell>
          <table:table-cell office:value-type="float" office:value="8.588235">
            <text:p>8,588235</text:p>
          </table:table-cell>
          <table:table-cell office:value-type="float" office:value="1.0618557">
            <text:p>1,0618557</text:p>
          </table:table-cell>
          <table:table-cell office:value-type="float" office:value="0.88381743">
            <text:p>0,88381743</text:p>
          </table:table-cell>
          <table:table-cell office:value-type="float" office:value="1.0138067">
            <text:p>1,0138067</text:p>
          </table:table-cell>
          <table:table-cell office:value-type="float" office:value="8.980392">
            <text:p>8,980392</text:p>
          </table:table-cell>
          <table:table-cell office:value-type="float" office:value="8.962963">
            <text:p>8,962963</text:p>
          </table:table-cell>
          <table:table-cell office:value-type="float" office:value="2.5918367">
            <text:p>2,5918367</text:p>
          </table:table-cell>
        </table:table-row>
        <table:table-row table:style-name="ro1">
          <table:table-cell office:value-type="string">
            <text:p>Average # of times a process has been placed in I/O queue:</text:p>
          </table:table-cell>
          <table:table-cell table:number-columns-repeated="5"/>
          <table:table-cell office:value-type="float" office:value="2.142857">
            <text:p>2,142857</text:p>
          </table:table-cell>
          <table:table-cell office:value-type="float" office:value="5.672414">
            <text:p>5,672414</text:p>
          </table:table-cell>
          <table:table-cell office:value-type="float" office:value="7.64">
            <text:p>7,64</text:p>
          </table:table-cell>
          <table:table-cell office:value-type="float" office:value="8.019608">
            <text:p>8,019608</text:p>
          </table:table-cell>
          <table:table-cell office:value-type="float" office:value="7.166665">
            <text:p>7,166665</text:p>
          </table:table-cell>
          <table:table-cell office:value-type="float" office:value="8.117647">
            <text:p>8,117647</text:p>
          </table:table-cell>
          <table:table-cell office:value-type="float" office:value="7.517857">
            <text:p>7,517857</text:p>
          </table:table-cell>
          <table:table-cell office:value-type="float" office:value="0.087961085">
            <text:p>0,087961085</text:p>
          </table:table-cell>
          <table:table-cell office:value-type="float" office:value="7.607843">
            <text:p>7,607843</text:p>
          </table:table-cell>
          <table:table-cell office:value-type="float" office:value="0.9484536">
            <text:p>0,9484536</text:p>
          </table:table-cell>
          <table:table-cell office:value-type="float" office:value="0.7842324">
            <text:p>0,7842324</text:p>
          </table:table-cell>
          <table:table-cell office:value-type="float" office:value="0.8994083">
            <text:p>0,8994083</text:p>
          </table:table-cell>
          <table:table-cell office:value-type="float" office:value="8.019608">
            <text:p>8,019608</text:p>
          </table:table-cell>
          <table:table-cell office:value-type="float" office:value="7.962963">
            <text:p>7,962963</text:p>
          </table:table-cell>
          <table:table-cell office:value-type="float" office:value="2.4081633">
            <text:p>2,4081633</text:p>
          </table:table-cell>
        </table:table-row>
        <table:table-row table:style-name="ro1">
          <table:table-cell table:style-name="ce3"/>
          <table:table-cell table:number-columns-repeated="20"/>
        </table:table-row>
        <table:table-row table:style-name="ro1">
          <table:table-cell office:value-type="string">
            <text:p>Average time spent in system per process:</text:p>
          </table:table-cell>
          <table:table-cell table:number-columns-repeated="5"/>
          <table:table-cell office:value-type="float" office:value="20833">
            <text:p>20833</text:p>
          </table:table-cell>
          <table:table-cell office:value-type="float" office:value="6944">
            <text:p>6944</text:p>
          </table:table-cell>
          <table:table-cell office:value-type="float" office:value="5681">
            <text:p>5681</text:p>
          </table:table-cell>
          <table:table-cell office:value-type="float" office:value="5555">
            <text:p>5555</text:p>
          </table:table-cell>
          <table:table-cell office:value-type="float" office:value="5952">
            <text:p>5952</text:p>
          </table:table-cell>
          <table:table-cell office:value-type="float" office:value="5681">
            <text:p>5681</text:p>
          </table:table-cell>
          <table:table-cell office:value-type="float" office:value="5208">
            <text:p>5208</text:p>
          </table:table-cell>
          <table:table-cell office:value-type="float" office:value="5319">
            <text:p>5319</text:p>
          </table:table-cell>
          <table:table-cell office:value-type="float" office:value="5681">
            <text:p>5681</text:p>
          </table:table-cell>
          <table:table-cell office:value-type="float" office:value="4807">
            <text:p>4807</text:p>
          </table:table-cell>
          <table:table-cell office:value-type="float" office:value="5813">
            <text:p>5813</text:p>
          </table:table-cell>
          <table:table-cell office:value-type="float" office:value="4807">
            <text:p>4807</text:p>
          </table:table-cell>
          <table:table-cell office:value-type="float" office:value="5555">
            <text:p>5555</text:p>
          </table:table-cell>
          <table:table-cell office:value-type="float" office:value="5208">
            <text:p>5208</text:p>
          </table:table-cell>
          <table:table-cell office:value-type="float" office:value="31250">
            <text:p>31250</text:p>
          </table:table-cell>
        </table:table-row>
        <table:table-row table:style-name="ro1">
          <table:table-cell office:value-type="string">
            <text:p>Average time spent waiting for memory per process:</text:p>
          </table:table-cell>
          <table:table-cell table:number-columns-repeated="5"/>
          <table:table-cell office:value-type="float" office:value="37586">
            <text:p>37586</text:p>
          </table:table-cell>
          <table:table-cell office:value-type="float" office:value="29683">
            <text:p>29683</text:p>
          </table:table-cell>
          <table:table-cell office:value-type="float" office:value="176">
            <text:p>176</text:p>
          </table:table-cell>
          <table:table-cell office:value-type="float" office:value="1085">
            <text:p>1085</text:p>
          </table:table-cell>
          <table:table-cell office:value-type="float" office:value="6847">
            <text:p>6847</text:p>
          </table:table-cell>
          <table:table-cell office:value-type="float" office:value="5710">
            <text:p>5710</text:p>
          </table:table-cell>
          <table:table-cell office:value-type="float" office:value="3830">
            <text:p>3830</text:p>
          </table:table-cell>
          <table:table-cell office:value-type="float" office:value="97413">
            <text:p>97413</text:p>
          </table:table-cell>
          <table:table-cell office:value-type="float" office:value="381">
            <text:p>381</text:p>
          </table:table-cell>
          <table:table-cell office:value-type="float" office:value="83829">
            <text:p>83829</text:p>
          </table:table-cell>
          <table:table-cell office:value-type="float" office:value="90209">
            <text:p>90209</text:p>
          </table:table-cell>
          <table:table-cell office:value-type="float" office:value="94342">
            <text:p>94342</text:p>
          </table:table-cell>
          <table:table-cell office:value-type="float" office:value="18740">
            <text:p>18740</text:p>
          </table:table-cell>
          <table:table-cell office:value-type="float" office:value="3440">
            <text:p>3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verage time spent waiting for cpu per process:</text:p>
          </table:table-cell>
          <table:table-cell table:number-columns-repeated="5"/>
          <table:table-cell office:value-type="float" office:value="5309">
            <text:p>5309</text:p>
          </table:table-cell>
          <table:table-cell office:value-type="float" office:value="30217">
            <text:p>30217</text:p>
          </table:table-cell>
          <table:table-cell office:value-type="float" office:value="11183">
            <text:p>11183</text:p>
          </table:table-cell>
          <table:table-cell office:value-type="float" office:value="18381">
            <text:p>18381</text:p>
          </table:table-cell>
          <table:table-cell office:value-type="float" office:value="19837">
            <text:p>19837</text:p>
          </table:table-cell>
          <table:table-cell office:value-type="float" office:value="15753">
            <text:p>15753</text:p>
          </table:table-cell>
          <table:table-cell office:value-type="float" office:value="14605">
            <text:p>14605</text:p>
          </table:table-cell>
          <table:table-cell office:value-type="float" office:value="25559">
            <text:p>25559</text:p>
          </table:table-cell>
          <table:table-cell office:value-type="float" office:value="10430">
            <text:p>10430</text:p>
          </table:table-cell>
          <table:table-cell office:value-type="float" office:value="21606">
            <text:p>21606</text:p>
          </table:table-cell>
          <table:table-cell office:value-type="float" office:value="27819">
            <text:p>27819</text:p>
          </table:table-cell>
          <table:table-cell office:value-type="float" office:value="23790">
            <text:p>23790</text:p>
          </table:table-cell>
          <table:table-cell office:value-type="float" office:value="13463">
            <text:p>13463</text:p>
          </table:table-cell>
          <table:table-cell office:value-type="float" office:value="17453">
            <text:p>17453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string">
            <text:p>Average time spent processing per process:</text:p>
          </table:table-cell>
          <table:table-cell table:number-columns-repeated="5"/>
          <table:table-cell office:value-type="float" office:value="1316">
            <text:p>1316</text:p>
          </table:table-cell>
          <table:table-cell office:value-type="float" office:value="4283">
            <text:p>4283</text:p>
          </table:table-cell>
          <table:table-cell office:value-type="float" office:value="4253">
            <text:p>4253</text:p>
          </table:table-cell>
          <table:table-cell office:value-type="float" office:value="4806">
            <text:p>4806</text:p>
          </table:table-cell>
          <table:table-cell office:value-type="float" office:value="4597">
            <text:p>4597</text:p>
          </table:table-cell>
          <table:table-cell office:value-type="float" office:value="4421">
            <text:p>4421</text:p>
          </table:table-cell>
          <table:table-cell office:value-type="float" office:value="3928">
            <text:p>3928</text:p>
          </table:table-cell>
          <table:table-cell office:value-type="float" office:value="50">
            <text:p>50</text:p>
          </table:table-cell>
          <table:table-cell office:value-type="float" office:value="4240">
            <text:p>4240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office:value-type="float" office:value="491">
            <text:p>491</text:p>
          </table:table-cell>
          <table:table-cell office:value-type="float" office:value="4644">
            <text:p>4644</text:p>
          </table:table-cell>
          <table:table-cell office:value-type="float" office:value="4537">
            <text:p>4537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string">
            <text:p>Average time spent waiting for I/O per process:</text:p>
          </table:table-cell>
          <table:table-cell table:number-columns-repeated="5"/>
          <table:table-cell office:value-type="float" office:value="5309">
            <text:p>5309</text:p>
          </table:table-cell>
          <table:table-cell office:value-type="float" office:value="30217">
            <text:p>30217</text:p>
          </table:table-cell>
          <table:table-cell office:value-type="float" office:value="11183">
            <text:p>11183</text:p>
          </table:table-cell>
          <table:table-cell office:value-type="float" office:value="18381">
            <text:p>18381</text:p>
          </table:table-cell>
          <table:table-cell office:value-type="float" office:value="19837">
            <text:p>19837</text:p>
          </table:table-cell>
          <table:table-cell office:value-type="float" office:value="15753">
            <text:p>15753</text:p>
          </table:table-cell>
          <table:table-cell office:value-type="float" office:value="14605">
            <text:p>14605</text:p>
          </table:table-cell>
          <table:table-cell office:value-type="float" office:value="2559">
            <text:p>2559</text:p>
          </table:table-cell>
          <table:table-cell office:value-type="float" office:value="10430">
            <text:p>10430</text:p>
          </table:table-cell>
          <table:table-cell office:value-type="float" office:value="21606">
            <text:p>21606</text:p>
          </table:table-cell>
          <table:table-cell office:value-type="float" office:value="27819">
            <text:p>27819</text:p>
          </table:table-cell>
          <table:table-cell office:value-type="float" office:value="23790">
            <text:p>23790</text:p>
          </table:table-cell>
          <table:table-cell office:value-type="float" office:value="13463">
            <text:p>13463</text:p>
          </table:table-cell>
          <table:table-cell office:value-type="float" office:value="17453">
            <text:p>17453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string">
            <text:p>Average time spent in I/O per process:</text:p>
          </table:table-cell>
          <table:table-cell table:number-columns-repeated="5"/>
          <table:table-cell office:value-type="float" office:value="20763">
            <text:p>20763</text:p>
          </table:table-cell>
          <table:table-cell office:value-type="float" office:value="2071">
            <text:p>2071</text:p>
          </table:table-cell>
          <table:table-cell office:value-type="float" office:value="1905">
            <text:p>1905</text:p>
          </table:table-cell>
          <table:table-cell office:value-type="float" office:value="2041">
            <text:p>2041</text:p>
          </table:table-cell>
          <table:table-cell office:value-type="float" office:value="2030">
            <text:p>2030</text:p>
          </table:table-cell>
          <table:table-cell office:value-type="float" office:value="2083">
            <text:p>2083</text:p>
          </table:table-cell>
          <table:table-cell office:value-type="float" office:value="1940">
            <text:p>1940</text:p>
          </table:table-cell>
          <table:table-cell office:value-type="float" office:value="2104">
            <text:p>2104</text:p>
          </table:table-cell>
          <table:table-cell office:value-type="float" office:value="1956">
            <text:p>1956</text:p>
          </table:table-cell>
          <table:table-cell office:value-type="float" office:value="1994">
            <text:p>1994</text:p>
          </table:table-cell>
          <table:table-cell office:value-type="float" office:value="1964">
            <text:p>1964</text:p>
          </table:table-cell>
          <table:table-cell office:value-type="float" office:value="1990">
            <text:p>1990</text:p>
          </table:table-cell>
          <table:table-cell office:value-type="float" office:value="2057">
            <text:p>2057</text:p>
          </table:table-cell>
          <table:table-cell office:value-type="float" office:value="2063">
            <text:p>2063</text:p>
          </table:table-cell>
          <table:table-cell office:value-type="float" office:value="31367">
            <text:p>31367</text:p>
          </table:table-cell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table:style-name="Default"/>
          <table:table-cell office:value-type="string">
            <text:p>Det virker som vi får høyere throughput ved lange tildelte «tidskvanter», men det ser også ut som ekstremt lave «tidskvanter» gir nesten like god ytelse. </text:p>
          </table:table-cell>
          <table:table-cell table:number-columns-repeated="19"/>
        </table:table-row>
        <table:table-row table:style-name="ro1">
          <table:table-cell table:style-name="Default"/>
          <table:table-cell office:value-type="string">
            <text:p>Jeg har også prøvd med forskjellige mengder minne, men det virker til å ha mindre betydning for throughput</text:p>
          </table:table-cell>
          <table:table-cell table:number-columns-repeated="19"/>
        </table:table-row>
        <table:table-row table:style-name="ro1">
          <table:table-cell table:style-name="Default"/>
          <table:table-cell office:value-type="string">
            <text:p>I/O-tid betyr mye, men her er også algoritmen FIFO, og det er lite vi kan gjøre med det. Selv med mye minne blir ikke tida god med høy I/O-bruk</text:p>
          </table:table-cell>
          <table:table-cell table:number-columns-repeated="1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31.10.2011</text:date>, <text:time>19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1:15:40.04</meta:creation-date>
    <dc:date>2011-10-31T19:14:16.09</dc:date>
    <meta:editing-duration>PT7H27M54S</meta:editing-duration>
    <meta:editing-cycles>3</meta:editing-cycles>
    <meta:generator>LibreOffice/3.4$Win32 LibreOffice_project/340m1$Build-302</meta:generator>
    <meta:document-statistic meta:table-count="3" meta:cell-count="470" meta:object-count="0"/>
  </office:meta>
</office:document-meta>
</file>